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/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 table:number-columns-repeated="2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 table:number-columns-repeated="2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5"/>
          <table:table-cell table:style-name="ce35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26">
            <calcext:condition calcext:apply-style-name="Error" calcext:value="duplicate" calcext:base-cell-address="list.D3"/>
          </calcext:conditional-format>
          <calcext:conditional-format calcext:target-range-address="list.E3:list.E26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09:59:58.25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2T10:00:20.678000000</dc:date>
    <meta:editing-duration>P1DT1H52M27S</meta:editing-duration>
    <meta:editing-cycles>473</meta:editing-cycles>
    <meta:document-statistic meta:table-count="1" meta:cell-count="14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